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4.2283in"/>
    </style:style>
    <style:style style:name="co5" style:family="table-column">
      <style:table-column-properties fo:break-before="auto" style:column-width="1.3661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6264in"/>
    </style:style>
    <style:style style:name="co9" style:family="table-column">
      <style:table-column-properties fo:break-before="auto" style:column-width="0.5429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7154in"/>
    </style:style>
    <style:style style:name="co12" style:family="table-column">
      <style:table-column-properties fo:break-before="auto" style:column-width="1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Copyrigh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Edited</text:p>
          </table:table-cell>
          <table:table-cell table:style-name="ce3" office:value-type="string">
            <text:p>Peter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2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2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3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Bennet, Thomas</text:p>
          </table:table-cell>
          <table:table-cell table:number-columns-repeated="1021"/>
        </table:table-row>
        <table:table-row table:style-name="ro3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number-columns-repeated="1021"/>
        </table:table-row>
        <table:table-row table:style-name="ro2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office:value-type="string">
            <text:p>listed under section 11</text:p>
          </table:table-cell>
          <table:table-cell table:number-columns-repeated="1014"/>
        </table:table-row>
        <table:table-row table:style-name="ro3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Cornwell, Ti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number-columns-repeated="1021"/>
        </table:table-row>
        <table:table-row table:style-name="ro3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Dunning, Tho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style-name="ce4" office:value-type="string">
            <text:p>listed under Taylor, section 11</text:p>
          </table:table-cell>
          <table:table-cell table:number-columns-repeated="1014"/>
        </table:table-row>
        <table:table-row table:style-name="ro2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number-columns-repeated="1021"/>
        </table:table-row>
        <table:table-row table:style-name="ro3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Glotfelty, Ke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number-columns-repeated="1021"/>
        </table:table-row>
        <table:table-row table:style-name="ro3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Hurt, Robert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Hwu, Wen-Mei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number-columns-repeated="1021"/>
        </table:table-row>
        <table:table-row table:style-name="ro3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Kavelaars, JJ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number-columns-repeated="1021"/>
        </table:table-row>
        <table:table-row table:style-name="ro2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number-columns-repeated="1021"/>
        </table:table-row>
        <table:table-row table:style-name="ro2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Osuna, Pedro</text:p>
          </table:table-cell>
          <table:table-cell table:number-columns-repeated="1021"/>
        </table:table-row>
        <table:table-row table:style-name="ro2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number-columns-repeated="1021"/>
        </table:table-row>
        <table:table-row table:style-name="ro3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number-columns-repeated="1021"/>
        </table:table-row>
        <table:table-row table:style-name="ro3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number-columns-repeated="1021"/>
        </table:table-row>
        <table:table-row table:style-name="ro3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Schneps, Matthew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3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Szalay, Alexandar S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table:number-columns-repeated="1021"/>
        </table:table-row>
        <table:table-row table:style-name="ro3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3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number-columns-repeated="1021"/>
        </table:table-row>
        <table:table-row table:style-name="ro3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number-columns-repeated="1021"/>
        </table:table-row>
        <table:table-row table:style-name="ro3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number-columns-repeated="1021"/>
        </table:table-row>
        <table:table-row table:style-name="ro2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number-columns-repeated="1021"/>
        </table:table-row>
        <table:table-row table:style-name="ro3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1:Sheet1.I1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2/03/2013</text:date>, <text:time>09:3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3T14:59:30</meta:creation-date>
    <dc:date>2013-02-03T09:32:02</dc:date>
    <meta:editing-duration>P1DT20H26S</meta:editing-duration>
    <meta:editing-cycles>16</meta:editing-cycles>
    <meta:generator>OpenOffice.org/3.2$Unix OpenOffice.org_project/320m18$Build-9502</meta:generator>
    <dc:creator>Alice Allen</dc:creator>
    <meta:document-statistic meta:table-count="3" meta:cell-count="686" meta:object-count="0"/>
  </office:meta>
</office:document-meta>
</file>